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Andale Mono" svg:font-family="'Andale Mono'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Footnote">
      <style:text-properties officeooo:paragraph-rsid="001fc1af"/>
    </style:style>
    <style:style style:name="P2" style:family="paragraph" style:parent-style-name="Footnote">
      <style:text-properties officeooo:paragraph-rsid="00251819"/>
    </style:style>
    <style:style style:name="P3" style:family="paragraph" style:parent-style-name="Text_20_body">
      <style:text-properties officeooo:paragraph-rsid="0022d020"/>
    </style:style>
    <style:style style:name="P4" style:family="paragraph" style:parent-style-name="Text_20_body">
      <style:text-properties officeooo:paragraph-rsid="00281edc"/>
    </style:style>
    <style:style style:name="P5" style:family="paragraph" style:parent-style-name="Text_20_body">
      <style:text-properties officeooo:paragraph-rsid="002da08a"/>
    </style:style>
    <style:style style:name="P6" style:family="paragraph" style:parent-style-name="Text_20_body">
      <style:text-properties officeooo:rsid="0021cf34" officeooo:paragraph-rsid="0021cf34"/>
    </style:style>
    <style:style style:name="P7" style:family="paragraph" style:parent-style-name="Text_20_body">
      <style:text-properties officeooo:rsid="0029202b" officeooo:paragraph-rsid="0029202b"/>
    </style:style>
    <style:style style:name="P8" style:family="paragraph" style:parent-style-name="Standard" style:list-style-name="L1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-1.081cm"/>
          <style:tab-stop style:position="-0.048cm"/>
        </style:tab-stops>
      </style:paragraph-properties>
      <style:text-properties officeooo:rsid="00251819" officeooo:paragraph-rsid="00251819"/>
    </style:style>
    <style:style style:name="P10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</style:style>
    <style:style style:name="P11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0da696"/>
    </style:style>
    <style:style style:name="P12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0e1bfb"/>
    </style:style>
    <style:style style:name="P13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31c90a"/>
    </style:style>
    <style:style style:name="P14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379908"/>
    </style:style>
    <style:style style:name="P15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5100e"/>
    </style:style>
    <style:style style:name="P16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345b2a"/>
    </style:style>
    <style:style style:name="P17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32add0"/>
    </style:style>
    <style:style style:name="P18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50086"/>
    </style:style>
    <style:style style:name="P19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251819"/>
    </style:style>
    <style:style style:name="P20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244545"/>
    </style:style>
    <style:style style:name="P21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c04e0"/>
    </style:style>
    <style:style style:name="P22" style:family="paragraph" style:parent-style-name="Standard">
      <style:paragraph-properties fo:margin-left="6.119cm" fo:margin-right="0cm" fo:keep-together="always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fo:font-weight="normal" style:font-weight-asian="normal" style:font-weight-complex="normal"/>
    </style:style>
    <style:style style:name="P23" style:family="paragraph" style:parent-style-name="Standard" style:master-page-name="">
      <style:paragraph-properties fo:margin-left="6.119cm" fo:margin-right="0cm" fo:keep-together="always" fo:text-indent="-5.655cm" style:auto-text-indent="false" style:page-number="auto">
        <style:tab-stops>
          <style:tab-stop style:position="-1.258cm"/>
          <style:tab-stop style:position="0.099cm"/>
        </style:tab-stops>
      </style:paragraph-properties>
    </style:style>
    <style:style style:name="P24" style:family="paragraph" style:parent-style-name="Heading_20_1">
      <style:text-properties officeooo:rsid="00101506" officeooo:paragraph-rsid="00101506"/>
    </style:style>
    <style:style style:name="P25" style:family="paragraph" style:parent-style-name="Heading_20_1">
      <style:text-properties officeooo:paragraph-rsid="001074e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6.1000003814697pt" style:font-size-asian="16.1000003814697pt" style:font-size-complex="16.1000003814697pt"/>
    </style:style>
    <style:style style:name="T3" style:family="text">
      <style:text-properties fo:font-variant="small-caps" fo:font-size="18pt" style:font-size-asian="18pt" style:font-size-complex="18pt"/>
    </style:style>
    <style:style style:name="T4" style:family="text">
      <style:text-properties fo:font-variant="small-caps" fo:font-size="12pt" style:font-size-asian="12pt" style:font-size-complex="12pt"/>
    </style:style>
    <style:style style:name="T5" style:family="text">
      <style:text-properties fo:font-variant="small-caps" fo:font-size="14pt" style:font-size-asian="14pt" style:font-size-complex="14pt"/>
    </style:style>
    <style:style style:name="T6" style:family="text">
      <style:text-properties fo:font-variant="small-caps" style:font-name="Courier" fo:font-size="12pt" style:font-size-asian="12pt" style:font-size-complex="12pt"/>
    </style:style>
    <style:style style:name="T7" style:family="text">
      <style:text-properties style:font-name="Courie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1bfb" style:font-weight-asian="normal" style:font-weight-complex="normal"/>
    </style:style>
    <style:style style:name="T12" style:family="text">
      <style:text-properties fo:font-weight="normal" officeooo:rsid="00101506" style:font-weight-asian="normal" style:font-weight-complex="normal"/>
    </style:style>
    <style:style style:name="T13" style:family="text">
      <style:text-properties fo:font-weight="normal" officeooo:rsid="0021cf34" style:font-weight-asian="normal" style:font-weight-complex="normal"/>
    </style:style>
    <style:style style:name="T14" style:family="text">
      <style:text-properties fo:font-weight="normal" officeooo:rsid="0022d020" style:font-weight-asian="normal" style:font-weight-complex="normal"/>
    </style:style>
    <style:style style:name="T15" style:family="text">
      <style:text-properties fo:font-weight="normal" officeooo:rsid="00244545" style:font-weight-asian="normal" style:font-weight-complex="normal"/>
    </style:style>
    <style:style style:name="T16" style:family="text">
      <style:text-properties fo:font-weight="normal" officeooo:rsid="00268a1b" style:font-weight-asian="normal" style:font-weight-complex="normal"/>
    </style:style>
    <style:style style:name="T17" style:family="text">
      <style:text-properties fo:font-weight="normal" officeooo:rsid="0021cf34" fo:background-color="transparent" style:font-weight-asian="normal" style:font-weight-complex="normal"/>
    </style:style>
    <style:style style:name="T18" style:family="text">
      <style:text-properties fo:background-color="transparent"/>
    </style:style>
    <style:style style:name="T19" style:family="text">
      <style:text-properties officeooo:rsid="0021cf34" fo:background-color="transparent"/>
    </style:style>
    <style:style style:name="T20" style:family="text">
      <style:text-properties style:font-name="Arial1"/>
    </style:style>
    <style:style style:name="T21" style:family="text">
      <style:text-properties style:font-name="Arial1" officeooo:rsid="00281edc"/>
    </style:style>
    <style:style style:name="T22" style:family="text">
      <style:text-properties style:font-name="Arial1" officeooo:rsid="0031c90a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1cf34" style:font-style-asian="normal" style:font-style-complex="normal"/>
    </style:style>
    <style:style style:name="T25" style:family="text">
      <style:text-properties officeooo:rsid="000da696"/>
    </style:style>
    <style:style style:name="T26" style:family="text">
      <style:text-properties officeooo:rsid="000e1bfb"/>
    </style:style>
    <style:style style:name="T27" style:family="text">
      <style:text-properties officeooo:rsid="00101506"/>
    </style:style>
    <style:style style:name="T28" style:family="text">
      <style:text-properties officeooo:rsid="001074e8"/>
    </style:style>
    <style:style style:name="T29" style:family="text">
      <style:text-properties officeooo:rsid="00150086"/>
    </style:style>
    <style:style style:name="T30" style:family="text">
      <style:text-properties officeooo:rsid="0015100e"/>
    </style:style>
    <style:style style:name="T31" style:family="text">
      <style:text-properties officeooo:rsid="0016cbd2"/>
    </style:style>
    <style:style style:name="T32" style:family="text">
      <style:text-properties officeooo:rsid="00176857"/>
    </style:style>
    <style:style style:name="T33" style:family="text">
      <style:text-properties officeooo:rsid="001a9060"/>
    </style:style>
    <style:style style:name="T34" style:family="text">
      <style:text-properties officeooo:rsid="001c04e0"/>
    </style:style>
    <style:style style:name="T35" style:family="text">
      <style:text-properties officeooo:rsid="001dc251"/>
    </style:style>
    <style:style style:name="T36" style:family="text">
      <style:text-properties officeooo:rsid="001de31d"/>
    </style:style>
    <style:style style:name="T37" style:family="text">
      <style:text-properties officeooo:rsid="001f28b5"/>
    </style:style>
    <style:style style:name="T38" style:family="text">
      <style:text-properties officeooo:rsid="001fc1af"/>
    </style:style>
    <style:style style:name="T39" style:family="text">
      <style:text-properties officeooo:rsid="0020c472"/>
    </style:style>
    <style:style style:name="T40" style:family="text">
      <style:text-properties officeooo:rsid="0021cf34"/>
    </style:style>
    <style:style style:name="T41" style:family="text">
      <style:text-properties officeooo:rsid="0022d020"/>
    </style:style>
    <style:style style:name="T42" style:family="text">
      <style:text-properties officeooo:rsid="00244545"/>
    </style:style>
    <style:style style:name="T43" style:family="text">
      <style:text-properties officeooo:rsid="00251819"/>
    </style:style>
    <style:style style:name="T44" style:family="text">
      <style:text-properties officeooo:rsid="00268a1b"/>
    </style:style>
    <style:style style:name="T45" style:family="text">
      <style:text-properties officeooo:rsid="00281edc"/>
    </style:style>
    <style:style style:name="T46" style:family="text">
      <style:text-properties officeooo:rsid="002832e6"/>
    </style:style>
    <style:style style:name="T47" style:family="text">
      <style:text-properties officeooo:rsid="002da08a"/>
    </style:style>
    <style:style style:name="T48" style:family="text">
      <style:text-properties officeooo:rsid="002f3ab1"/>
    </style:style>
    <style:style style:name="T49" style:family="text">
      <style:text-properties officeooo:rsid="002fd540"/>
    </style:style>
    <style:style style:name="T50" style:family="text">
      <style:text-properties officeooo:rsid="0031a435"/>
    </style:style>
    <style:style style:name="T51" style:family="text">
      <style:text-properties officeooo:rsid="0031c90a"/>
    </style:style>
    <style:style style:name="T52" style:family="text">
      <style:text-properties style:text-position="super 58%" officeooo:rsid="0031c90a"/>
    </style:style>
    <style:style style:name="T53" style:family="text">
      <style:text-properties officeooo:rsid="0031c90a" fo:background-color="#ffff00"/>
    </style:style>
    <style:style style:name="T54" style:family="text">
      <style:text-properties officeooo:rsid="0032add0"/>
    </style:style>
    <style:style style:name="T55" style:family="text">
      <style:text-properties officeooo:rsid="00345b2a"/>
    </style:style>
    <style:style style:name="T56" style:family="text">
      <style:text-properties officeooo:rsid="00379908"/>
    </style:style>
    <style:style style:name="T57" style:family="text">
      <style:text-properties officeooo:rsid="00384466"/>
    </style:style>
    <style:style style:name="T58" style:family="text">
      <style:text-properties officeooo:rsid="00399916"/>
    </style:style>
    <style:style style:name="T59" style:family="text">
      <style:text-properties officeooo:rsid="003a2d60"/>
    </style:style>
    <style:style style:name="T60" style:family="text">
      <style:text-properties officeooo:rsid="003aadb5"/>
    </style:style>
    <style:style style:name="T61" style:family="text">
      <style:text-properties officeooo:rsid="003ff07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tax of the <text:span text:style-name="T2">S</text:span><text:span text:style-name="T3">econdo</text:span> Optimizer Query Language </text:h>
      <text:p text:style-name="Text_20_body">In the sequel, we give a short grammar for the <text:span text:style-name="T4">S</text:span><text:span text:style-name="T5">econdo</text:span> Optimizer Query Language (<text:span text:style-name="T4">S</text:span><text:span text:style-name="T5">econdo</text:span>-SQL). This language can be used directly with the sql/1 predicate of the <text:s/>optimizer (<text:span text:style-name="T7">SecondoPL</text:span>), or with a running <text:span text:style-name="T7">OptimizerServer</text:span> from the <text:span text:style-name="T7">JavaGUI</text:span>.</text:p>
      <text:p text:style-name="Text_20_body">All attribute and database objects must be stated using lower case characters only. Indexes need to have canonic names, for details consult the more extensive explanations in files <text:span text:style-name="T7">$</text:span><text:span text:style-name="T6">SECONDO_BUILD_DIR$/</text:span><text:span text:style-name="T7">Optimizer/optimizer.pl</text:span> and <text:span text:style-name="T7">$</text:span><text:span text:style-name="T6">SECONDO_BUILD_DIR$/</text:span><text:span text:style-name="T7">Optimizer/database.pl</text:span>.</text:p>
      <text:p text:style-name="P6">Entry point is &lt;sql-clause&gt;.</text:p>
      <text:p text:style-name="Text_20_body"/>
      <text:p text:style-name="P23"><text:span text:style-name="T40">&lt;</text:span>sql-clause<text:span text:style-name="T40">&gt;</text:span> <text:tab/>::= <text:tab/><text:span text:style-name="Strong_20_Emphasis">let</text:span> <text:span text:style-name="T40">&lt;</text:span>objectname<text:span text:style-name="T40">&gt;</text:span> <text:span text:style-name="T40">&lt;</text:span>mquery<text:span text:style-name="T40">&gt;</text:span><text:span text:style-name="Strong_20_Emphasis">. <text:line-break/></text:span>| <text:span text:style-name="Strong_20_Emphasis">let(</text:span> <text:span text:style-name="T40">&lt;</text:span>objectname<text:span text:style-name="T40">&gt; </text:span><text:span text:style-name="Strong_20_Emphasis">,</text:span> <text:span text:style-name="T40">&lt;</text:span>mquery<text:span text:style-name="T40">&gt; </text:span><text:span text:style-name="Strong_20_Emphasis">,</text:span> <text:span text:style-name="T40">&lt;</text:span>secondo-rest-query<text:span text:style-name="T40">&gt; </text:span><text:span text:style-name="Strong_20_Emphasis">).</text:span> <text:line-break/>| <text:span text:style-name="Strong_20_Emphasis">sql</text:span> <text:span text:style-name="T40">&lt;</text:span>mquery<text:span text:style-name="T40">&gt; </text:span><text:span text:style-name="Strong_20_Emphasis">.</text:span> <text:line-break/>| <text:span text:style-name="Strong_20_Emphasis">sql(</text:span> <text:span text:style-name="T40">&lt;</text:span>mquery<text:span text:style-name="T40">&gt; </text:span><text:span text:style-name="Strong_20_Emphasis">,</text:span> <text:span text:style-name="T40">&lt;</text:span>secondo-rest-query<text:span text:style-name="T40">&gt; </text:span><text:span text:style-name="Strong_20_Emphasis">).</text:span></text:p>
      <text:p text:style-name="P10"><text:span text:style-name="Strong_20_Emphasis"/></text:p>
      <text:p text:style-name="P10"><text:span text:style-name="T40">&lt;</text:span>aggr<text:span text:style-name="T40">&gt;</text:span><text:tab/>::=<text:tab/><text:span text:style-name="T40">&lt;</text:span>groupattr<text:span text:style-name="T40">&gt;</text:span> | <text:span text:style-name="T40">&lt;</text:span>groupattr<text:span text:style-name="T40">&gt;</text:span> <text:span text:style-name="Strong_20_Emphasis">as</text:span> <text:span text:style-name="T40">&lt;</text:span>newname<text:span text:style-name="T40">&gt;</text:span> | <text:span text:style-name="T40">&lt;</text:span>aggr2<text:span text:style-name="T40">&gt;</text:span></text:p>
      <text:p text:style-name="P11"><text:span text:style-name="T40">&lt;</text:span>aggr2<text:span text:style-name="T40">&gt;</text:span><text:tab/>::= <text:tab/><text:span text:style-name="Strong_20_Emphasis">count(</text:span><text:span text:style-name="T40">&lt;</text:span>distinct-clause<text:span text:style-name="T40">&gt;</text:span> <text:span text:style-name="Strong_20_Emphasis">*)</text:span> <text:span text:style-name="Strong_20_Emphasis">as</text:span> <text:span text:style-name="T40">&lt;</text:span>newname<text:span text:style-name="T40">&gt;</text:span> <text:line-break/>| <text:span text:style-name="T40">&lt;</text:span>aggrop<text:span text:style-name="T40">&gt; </text:span><text:span text:style-name="Strong_20_Emphasis">(</text:span> <text:span text:style-name="T40">&lt;</text:span>ext-attr-expr<text:span text:style-name="T40">&gt; </text:span><text:span text:style-name="Strong_20_Emphasis">)</text:span> <text:span text:style-name="Strong_20_Emphasis">as</text:span> <text:span text:style-name="T40">&lt;</text:span>newname<text:span text:style-name="T40">&gt;</text:span> <text:line-break/>| <text:span text:style-name="Strong_20_Emphasis">aggregate( </text:span><text:span text:style-name="T40">&lt;</text:span>ext-attr-expr<text:span text:style-name="T40">&gt; </text:span><text:span text:style-name="Strong_20_Emphasis">,</text:span> <text:span text:style-name="T40">&lt;</text:span>aggrfun<text:span text:style-name="T40">&gt; </text:span><text:span text:style-name="Strong_20_Emphasis">, </text:span><text:span text:style-name="T40">&lt;</text:span>datatype<text:span text:style-name="T40">&gt; </text:span><text:span text:style-name="Strong_20_Emphasis">,</text:span> <text:span text:style-name="T40">&lt;</text:span><text:span text:style-name="T51">const</text:span><text:span text:style-name="Emphasis"><text:span text:style-name="T40">&gt; </text:span></text:span><text:span text:style-name="Strong_20_Emphasis">)</text:span> <text:span text:style-name="Strong_20_Emphasis">as</text:span> <text:span text:style-name="T40">&lt;</text:span>newname<text:span text:style-name="T40">&gt;</text:span><text:line-break/><text:span text:style-name="Emphasis"><text:span text:style-name="T25">% the </text:span></text:span><text:span text:style-name="T40">&lt;</text:span><text:span text:style-name="T51">const</text:span><text:span text:style-name="T40">&gt;</text:span><text:span text:style-name="Emphasis"><text:span text:style-name="T25"> should be the neutral element with respect to the function </text:span></text:span><text:span text:style-name="T40">&lt;</text:span><text:span text:style-name="T25">aggrfun</text:span><text:span text:style-name="T40">&gt;</text:span><text:span text:style-name="Emphasis"><text:span text:style-name="T25">, that is used to fold the result into a single value and the </text:span></text:span><text:span text:style-name="T40">&lt;</text:span><text:span text:style-name="T25">datatype</text:span><text:span text:style-name="T40">&gt;</text:span><text:span text:style-name="Emphasis"><text:span text:style-name="T25"> it operates on.</text:span></text:span></text:p>
      <text:p text:style-name="P10"><text:span text:style-name="T40">&lt;</text:span>aggrop<text:span text:style-name="T40">&gt;</text:span><text:tab/>::=<text:tab/><text:span text:style-name="Strong_20_Emphasis">min</text:span> | <text:span text:style-name="Strong_20_Emphasis">max</text:span> | <text:span text:style-name="Strong_20_Emphasis">sum</text:span> | <text:span text:style-name="Strong_20_Emphasis">avg</text:span> | <text:span text:style-name="Strong_20_Emphasis">extract</text:span> | <text:span text:style-name="Strong_20_Emphasis">count</text:span></text:p>
      <text:p text:style-name="P10"><text:span text:style-name="T40">&lt;</text:span>aggr-clause<text:span text:style-name="T40">&gt;</text:span><text:tab/>::=<text:tab/><text:span text:style-name="T40">&lt;</text:span>aggr<text:span text:style-name="T40">&gt;</text:span> | <text:span text:style-name="Strong_20_Emphasis">[</text:span> <text:span text:style-name="T40">&lt;</text:span>aggr<text:span text:style-name="T40">&gt; </text:span><text:span text:style-name="Strong_20_Emphasis">,</text:span> <text:span text:style-name="T40">&lt;</text:span>aggr-list<text:span text:style-name="T40">&gt; </text:span><text:span text:style-name="Strong_20_Emphasis">]<text:line-break/></text:span><text:span text:style-name="Emphasis"><text:span text:style-name="T33">% The list must contain at least one </text:span></text:span><text:span text:style-name="T40">&lt;</text:span><text:span text:style-name="T33">aggr2</text:span><text:span text:style-name="T40">&gt;</text:span><text:span text:style-name="Emphasis"><text:span text:style-name="T33"> (calculated value), i.e. it is not allowed for a </text:span></text:span><text:span text:style-name="T40">&lt;</text:span><text:span text:style-name="T33">aggr-clause</text:span><text:span text:style-name="T40">&gt;</text:span><text:span text:style-name="Emphasis"><text:span text:style-name="T33"> to be formed solely by grouping attributes.</text:span></text:span></text:p>
      <text:p text:style-name="P10"><text:span text:style-name="T40">&lt;</text:span>aggr-fun<text:span text:style-name="T40">&gt;</text:span><text:tab/>::=<text:tab/><text:span text:style-name="Strong_20_Emphasis">(*)</text:span> | <text:span text:style-name="Strong_20_Emphasis">(+)</text:span> | <text:span text:style-name="Strong_20_Emphasis">union_new</text:span> | <text:span text:style-name="Strong_20_Emphasis">intersection_new</text:span> | ...<text:line-break/><text:span text:style-name="Emphasis">% any name </text:span>fun<text:span text:style-name="Emphasis"> of a binary </text:span><text:span text:style-name="Emphasis"><text:span text:style-name="T1">Secondo</text:span></text:span><text:span text:style-name="Emphasis">-operator or function object with syntax <text:tab/><text:tab/></text:span>fun: T x T --&gt; T<text:span text:style-name="Emphasis"><text:line-break/>which should be associative and commutative. Infix-operators must be enclosed in round paranthesis.</text:span></text:p>
      <text:p text:style-name="P10"><text:span text:style-name="T40">&lt;</text:span>aggr-list<text:span text:style-name="T40">&gt;</text:span><text:tab/>::=<text:tab/><text:span text:style-name="T40">&lt;</text:span>aggr<text:span text:style-name="T40">&gt;</text:span> | <text:span text:style-name="T40">&lt;</text:span>aggr<text:span text:style-name="T40">&gt; </text:span><text:span text:style-name="Strong_20_Emphasis">,</text:span> <text:span text:style-name="T40">&lt;</text:span>aggr-list<text:span text:style-name="T40">&gt;</text:span></text:p>
      <text:p text:style-name="P12"><text:span text:style-name="T40">&lt;</text:span>attr<text:span text:style-name="T40">&gt;</text:span><text:tab/>::=<text:tab/><text:span text:style-name="T40">&lt;</text:span>attrname<text:span text:style-name="T40">&gt;</text:span> | <text:span text:style-name="T40">&lt;</text:span>var<text:span text:style-name="T40">&gt;</text:span> <text:span text:style-name="Strong_20_Emphasis">:</text:span> <text:span text:style-name="T40">&lt;</text:span>attrname<text:span text:style-name="T40">&gt;</text:span> | <text:span text:style-name="T8">rowid<text:line-break/></text:span><text:span text:style-name="Emphasis"><text:span text:style-name="T11">% the colon “</text:span></text:span><text:span text:style-name="Strong_20_Emphasis"><text:span text:style-name="T27">:</text:span></text:span><text:span text:style-name="Emphasis"><text:span text:style-name="T27">”</text:span></text:span><text:span text:style-name="Emphasis"><text:span text:style-name="T12"> </text:span></text:span><text:span text:style-name="Emphasis"><text:span text:style-name="T11">is used </text:span></text:span><text:span text:style-name="Emphasis"><text:span text:style-name="T15">instead of </text:span></text:span><text:span text:style-name="Emphasis"><text:span text:style-name="T11">the dot “</text:span></text:span><text:span text:style-name="Strong_20_Emphasis"><text:span text:style-name="T27">.</text:span></text:span><text:span text:style-name="Emphasis"><text:span text:style-name="T12">“ </text:span></text:span><text:span text:style-name="Emphasis"><text:span text:style-name="T11">in standard SQL, separating a relation </text:span></text:span><text:span text:style-name="Emphasis"><text:span text:style-name="T12">name (or </text:span></text:span><text:span text:style-name="Emphasis"><text:span text:style-name="T11">variable </text:span></text:span><text:span text:style-name="Emphasis"><text:span text:style-name="T12">name) </text:span></text:span><text:span text:style-name="Emphasis"><text:span text:style-name="T11">from </text:span></text:span><text:span text:style-name="Emphasis"><text:span text:style-name="T12">an </text:span></text:span><text:span text:style-name="Emphasis"><text:span text:style-name="T11">attribute name.<text:line-break/></text:span></text:span><text:span text:style-name="Strong_20_Emphasis"><text:span text:style-name="T26">rowid</text:span></text:span><text:span text:style-name="Emphasis"><text:span text:style-name="T11"> adds </text:span></text:span><text:span text:style-name="Emphasis"><text:span text:style-name="T12">an attribute </text:span></text:span><text:span text:style-name="Emphasis"><text:span text:style-name="T16">named </text:span></text:span><text:span text:style-name="Emphasis"><text:span text:style-name="T12">rowid with </text:span></text:span><text:span text:style-name="Emphasis"><text:span text:style-name="T11">the row number to each result tup</text:span></text:span><text:span text:style-name="Emphasis"><text:span text:style-name="T12">l</text:span></text:span><text:span text:style-name="Emphasis"><text:span text:style-name="T11">e. It should only be applied to results coming directly from a selection, i.e. </text:span></text:span><text:span text:style-name="Emphasis"><text:span text:style-name="T12">n</text:span></text:span><text:span text:style-name="Emphasis"><text:span text:style-name="T11">o j</text:span></text:span><text:span text:style-name="Emphasis"><text:span text:style-name="T12">o</text:span></text:span><text:span text:style-name="Emphasis"><text:span text:style-name="T11">in predicate is allowed in the query's </text:span></text:span><text:span text:style-name="T16">&lt;</text:span><text:span text:style-name="T11">where</text:span><text:span text:style-name="T16">-</text:span><text:span text:style-name="T11">clause</text:span><text:span text:style-name="T16">&gt;</text:span><text:span text:style-name="Emphasis"><text:span text:style-name="T11">. </text:span></text:span><text:span text:style-name="Emphasis"><text:span text:style-name="T12">The type of attribute rowid is </text:span></text:span><text:span text:style-name="Source_20_Text"><text:span text:style-name="T12">tid</text:span></text:span><text:span text:style-name="Emphasis"><text:span text:style-name="T12"> (tuple identifier).</text:span></text:span></text:p>
      <text:p text:style-name="P10"><text:span text:style-name="T40">&lt;</text:span>attr-list<text:span text:style-name="T40">&gt;</text:span><text:tab/>::=<text:tab/><text:span text:style-name="T40">&lt;</text:span>attr<text:span text:style-name="T40">&gt;</text:span> | <text:span text:style-name="T40">&lt;</text:span>attr<text:span text:style-name="T40">&gt; </text:span><text:span text:style-name="Strong_20_Emphasis">,</text:span> <text:span text:style-name="T40">&lt;</text:span>attr-list<text:span text:style-name="T40">&gt;</text:span></text:p>
      <text:p text:style-name="P10"><text:span text:style-name="T40">&lt;</text:span>attrname<text:span text:style-name="T40">&gt;</text:span><text:tab/>::=<text:tab/><text:span text:style-name="T40">&lt;</text:span>id<text:span text:style-name="T40">&gt;</text:span></text:p>
      <text:p text:style-name="P13"><text:span text:style-name="T51">&lt;bool-const&gt;<text:tab/>::=<text:tab/></text:span><text:span text:style-name="Strong_20_Emphasis"><text:span text:style-name="T51">true</text:span></text:span><text:span text:style-name="T51"> | </text:span><text:span text:style-name="Strong_20_Emphasis"><text:span text:style-name="T51">false</text:span></text:span><text:span text:style-name="T51"> </text:span></text:p>
      <text:p text:style-name="P14"><text:soft-page-break/><text:span text:style-name="T56">&lt;char&gt;<text:tab/>::=<text:tab/></text:span><text:span text:style-name="Emphasis"><text:span text:style-name="T56">% Any character. Non-ASCII-characters may </text:span></text:span><text:span text:style-name="Emphasis"><text:span text:style-name="T57">cause</text:span></text:span><text:span text:style-name="Emphasis"><text:span text:style-name="T56"> problems.</text:span></text:span></text:p>
      <text:p text:style-name="P14"><text:span text:style-name="T40">&lt;</text:span>column<text:span text:style-name="T40">&gt;</text:span><text:tab/>::=<text:tab/><text:span text:style-name="T40">&lt;</text:span>newname<text:span text:style-name="T40">&gt;</text:span> <text:span text:style-name="T8">:</text:span><text:span text:style-name="T10"> </text:span><text:span text:style-name="T13">&lt;</text:span><text:span text:style-name="T10">datatype</text:span><text:span text:style-name="T13">&gt;</text:span></text:p>
      <text:p text:style-name="P10"><text:span text:style-name="T40">&lt;</text:span>column-list<text:span text:style-name="T40">&gt;</text:span><text:tab/>::=<text:tab/><text:span text:style-name="T40">&lt;</text:span>column<text:span text:style-name="T40">&gt;</text:span> | <text:span text:style-name="T40">&lt;</text:span>column<text:span text:style-name="T40">&gt; </text:span><text:span text:style-name="Strong_20_Emphasis">,</text:span> <text:span text:style-name="T40">&lt;</text:span>column-list<text:span text:style-name="T40">&gt;</text:span></text:p>
      <text:p text:style-name="P15"><text:span text:style-name="T40">&lt;</text:span><text:span text:style-name="T30">compop</text:span><text:span text:style-name="T40">&gt;</text:span><text:span text:style-name="T30"><text:tab/>::=<text:tab/></text:span><text:span text:style-name="Strong_20_Emphasis"><text:span text:style-name="T30">&lt;</text:span></text:span><text:span text:style-name="T30"> | </text:span><text:span text:style-name="Strong_20_Emphasis"><text:span text:style-name="T30">&lt;=</text:span></text:span><text:span text:style-name="T30"> | </text:span><text:span text:style-name="Strong_20_Emphasis"><text:span text:style-name="T30">=</text:span></text:span><text:span text:style-name="T30"> | </text:span><text:span text:style-name="Strong_20_Emphasis"><text:span text:style-name="T30">&gt;=</text:span></text:span><text:span text:style-name="T30"> | </text:span><text:span text:style-name="Strong_20_Emphasis"><text:span text:style-name="T30">&gt;</text:span></text:span><text:span text:style-name="T30"> | </text:span><text:span text:style-name="Strong_20_Emphasis"><text:span text:style-name="T30">#</text:span></text:span><text:span text:style-name="T30"> | </text:span><text:span text:style-name="Strong_20_Emphasis"><text:span text:style-name="T30">&lt;&gt;</text:span></text:span></text:p>
      <text:p text:style-name="P13"><text:span text:style-name="T51">&lt;const&gt;<text:tab/>::=<text:tab/>&lt;bool-const&gt; | &lt;int-const&gt; | &lt;real-const&gt; | &lt;string-const&gt; <text:line-break/>| &lt;text-const&gt; | &lt;generic-const&gt;</text:span></text:p>
      <text:p text:style-name="P10"><text:span text:style-name="T40">&lt;</text:span>create-query<text:span text:style-name="T40">&gt;</text:span><text:tab/>::=<text:tab/><text:span text:style-name="Strong_20_Emphasis"><text:span text:style-name="T18">create table</text:span></text:span><text:span text:style-name="T18"> </text:span><text:span text:style-name="T19">&lt;</text:span><text:span text:style-name="T18">newname</text:span><text:span text:style-name="T19">&gt;</text:span><text:span text:style-name="T18"> </text:span><text:span text:style-name="T9">columns</text:span><text:span text:style-name="T18"> </text:span><text:span text:style-name="T9">[ </text:span><text:span text:style-name="T17">&lt;</text:span><text:span text:style-name="T18">column-list</text:span><text:span text:style-name="T19">&gt; </text:span><text:span text:style-name="T9">]</text:span><text:span text:style-name="T18"> </text:span><text:line-break/>| <text:span text:style-name="T8">create</text:span> <text:span text:style-name="T8">index</text:span> <text:span text:style-name="T8">on</text:span> <text:span text:style-name="T40">&lt;</text:span>relname<text:span text:style-name="T40">&gt;</text:span> <text:span text:style-name="T8">columns</text:span> <text:span text:style-name="T40">&lt;</text:span>index-clause<text:span text:style-name="T40">&gt;</text:span></text:p>
      <text:p text:style-name="P10"><text:span text:style-name="T40">&lt;</text:span>datatype<text:span text:style-name="T40">&gt;</text:span><text:tab/>::=<text:tab/><text:span text:style-name="Strong_20_Emphasis">int</text:span> | <text:span text:style-name="Strong_20_Emphasis">real</text:span> | <text:span text:style-name="Strong_20_Emphasis">bool</text:span> | <text:span text:style-name="Strong_20_Emphasis">string</text:span> | <text:span text:style-name="Strong_20_Emphasis">line</text:span> | <text:span text:style-name="Strong_20_Emphasis">points</text:span> | <text:span text:style-name="Strong_20_Emphasis">mpoint</text:span> | <text:span text:style-name="Strong_20_Emphasis">uregion</text:span> | ...<text:line-break/>% any name of a <text:span text:style-name="T1">Secondo</text:span>-datatype</text:p>
      <text:p text:style-name="P10"><text:span text:style-name="T40">&lt;</text:span>delete-query<text:span text:style-name="T40">&gt;</text:span><text:tab/>::=<text:tab/><text:span text:style-name="Strong_20_Emphasis">delete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</text:p>
      <text:p text:style-name="P16"><text:span text:style-name="T55">&lt;digit&gt;<text:tab/>::=<text:tab/></text:span><text:span text:style-name="Strong_20_Emphasis"><text:span text:style-name="T55">0</text:span></text:span><text:span text:style-name="T55"> | </text:span><text:span text:style-name="Strong_20_Emphasis"><text:span text:style-name="T55">1</text:span></text:span><text:span text:style-name="T55"> | </text:span><text:span text:style-name="Strong_20_Emphasis"><text:span text:style-name="T55">2</text:span></text:span><text:span text:style-name="T55"> | </text:span><text:span text:style-name="Strong_20_Emphasis"><text:span text:style-name="T55">3</text:span></text:span><text:span text:style-name="T55"> | </text:span><text:span text:style-name="Strong_20_Emphasis"><text:span text:style-name="T55">4</text:span></text:span><text:span text:style-name="T55"> | </text:span><text:span text:style-name="Strong_20_Emphasis"><text:span text:style-name="T55">5</text:span></text:span><text:span text:style-name="T55"> | </text:span><text:span text:style-name="Strong_20_Emphasis"><text:span text:style-name="T55">6</text:span></text:span><text:span text:style-name="T55"> | </text:span><text:span text:style-name="Strong_20_Emphasis"><text:span text:style-name="T55">7</text:span></text:span><text:span text:style-name="T55"> | </text:span><text:span text:style-name="Strong_20_Emphasis"><text:span text:style-name="T55">8</text:span></text:span><text:span text:style-name="T55"> | </text:span><text:span text:style-name="Strong_20_Emphasis"><text:span text:style-name="T55">9</text:span></text:span></text:p>
      <text:p text:style-name="P10"><text:span text:style-name="T40">&lt;</text:span>distinct-clause<text:span text:style-name="T40">&gt;</text:span><text:tab/>::=<text:tab/><text:span text:style-name="Strong_20_Emphasis">all</text:span> | <text:span text:style-name="Strong_20_Emphasis">distinct</text:span> | <text:span text:style-name="Strong_20_Emphasis"><text:span text:style-name="T20">ε</text:span></text:span></text:p>
      <text:p text:style-name="P10"><text:span text:style-name="T40">&lt;</text:span>drop-query<text:span text:style-name="T40">&gt;</text:span><text:tab/>::=<text:tab/><text:span text:style-name="Strong_20_Emphasis">drop table</text:span> <text:span text:style-name="T40">&lt;</text:span>relname<text:span text:style-name="T40">&gt;</text:span> <text:line-break/>| <text:span text:style-name="T8">drop index</text:span> <text:span text:style-name="T40">&lt;</text:span>indexname<text:span text:style-name="T40">&gt;</text:span><text:line-break/>| <text:span text:style-name="T8">drop index on</text:span> <text:span text:style-name="T40">&lt;</text:span>relname<text:span text:style-name="T40">&gt;</text:span> <text:span text:style-name="T40">&lt;</text:span>indexclause<text:span text:style-name="T40">&gt;</text:span></text:p>
      <text:p text:style-name="P10"><text:span text:style-name="T40">&lt;</text:span>ext-attr<text:span text:style-name="T40">&gt;</text:span><text:tab/>::=<text:tab/><text:span text:style-name="T40">&lt;</text:span>distinct-clause<text:span text:style-name="T40">&gt;</text:span> <text:span text:style-name="T40">&lt;</text:span>attr<text:span text:style-name="T40">&gt;</text:span></text:p>
      <text:p text:style-name="P10"><text:span text:style-name="T40">&lt;</text:span>ext-attr-expr<text:span text:style-name="T40">&gt;</text:span><text:tab/>::=<text:tab/><text:span text:style-name="T40">&lt;</text:span>distinct-clause<text:span text:style-name="T40">&gt;</text:span> <text:span text:style-name="T40">&lt;</text:span>attr<text:span text:style-name="Emphasis">-expr</text:span><text:span text:style-name="Emphasis"><text:span text:style-name="T24">&gt;</text:span></text:span></text:p>
      <text:p text:style-name="P10"><text:span text:style-name="T40">&lt;</text:span>first-clause<text:span text:style-name="T40">&gt;</text:span><text:tab/>::=<text:tab/><text:span text:style-name="Strong_20_Emphasis">first</text:span> <text:span text:style-name="T40">&lt;</text:span>int<text:span text:style-name="T51">-const&gt;</text:span> | <text:span text:style-name="Strong_20_Emphasis">last</text:span> <text:span text:style-name="T40">&lt;</text:span>int<text:span text:style-name="T51">-const</text:span><text:span text:style-name="Emphasis"><text:span text:style-name="T24">&gt;</text:span></text:span> | <text:span text:style-name="Strong_20_Emphasis">ε</text:span></text:p>
      <text:p text:style-name="P17"><text:span text:style-name="T51">&lt;generic-const&gt;<text:tab/>::=<text:tab/></text:span><text:span text:style-name="Strong_20_Emphasis"><text:span text:style-name="T51">[ const,</text:span></text:span><text:span text:style-name="T51"> &lt;sec-type-expr&gt;</text:span><text:span text:style-name="Strong_20_Emphasis"><text:span text:style-name="T51">,</text:span></text:span><text:span text:style-name="T51"> </text:span><text:span text:style-name="Strong_20_Emphasis"><text:span text:style-name="T51">value,</text:span></text:span><text:span text:style-name="T51"> &lt;sec-value&gt; </text:span><text:span text:style-name="Strong_20_Emphasis"><text:span text:style-name="T51">]</text:span></text:span><text:span text:style-name="T51"> <text:line-break/></text:span><text:span text:style-name="Emphasis"><text:span text:style-name="T54">% Where </text:span></text:span><text:span text:style-name="T54">&lt;sec-type-exp&gt;</text:span><text:span text:style-name="Emphasis"><text:span text:style-name="T54"> is a valid Secondo type-expression in text-syntax, e.g. vector(int), and </text:span></text:span><text:span text:style-name="T54">&lt;sec-value-expr&gt;</text:span><text:span text:style-name="Emphasis"><text:span text:style-name="T54"> is an according value in nested list format.<text:line-break/></text:span></text:span><text:span text:style-name="Emphasis"><text:span text:style-name="T60">Can also be used to create undefined </text:span></text:span><text:span text:style-name="T60">&lt;{bool|int|real|string|text}-constant&gt;</text:span><text:span text:style-name="Emphasis"><text:span text:style-name="T60">s.</text:span></text:span></text:p>
      <text:p text:style-name="P10"><text:span text:style-name="T40">&lt;</text:span>groupattr<text:span text:style-name="T40">&gt;</text:span><text:tab/>::=<text:tab/><text:span text:style-name="T40">&lt;</text:span>attr<text:span text:style-name="T40">&gt;</text:span></text:p>
      <text:p text:style-name="P10"><text:span text:style-name="T40">&lt;</text:span>groupattr-list<text:span text:style-name="T40">&gt;</text:span><text:tab/>::=<text:tab/><text:span text:style-name="T40">&lt;</text:span>groupattr<text:span text:style-name="T40">&gt;</text:span> | <text:span text:style-name="T40">&lt;</text:span>groupattr<text:span text:style-name="T40">&gt; </text:span><text:span text:style-name="Strong_20_Emphasis">,</text:span> <text:span text:style-name="T40">&lt;</text:span>groupattr-list<text:span text:style-name="T40">&gt;</text:span> | <text:span text:style-name="Strong_20_Emphasis"><text:span text:style-name="T20">ε</text:span></text:span></text:p>
      <text:p text:style-name="P10"><text:span text:style-name="T40">&lt;</text:span>groupby-clause<text:span text:style-name="T40">&gt;</text:span><text:tab/>::=<text:tab/><text:span text:style-name="Strong_20_Emphasis">groupby</text:span> <text:span text:style-name="Strong_20_Emphasis">[ </text:span><text:span text:style-name="T40">&lt;</text:span>groupattr-list<text:span text:style-name="T40">&gt; </text:span><text:span text:style-name="Strong_20_Emphasis">]</text:span> | <text:span text:style-name="Strong_20_Emphasis">groupby</text:span> <text:span text:style-name="T40">&lt;</text:span>groupattr<text:span text:style-name="T40">&gt;</text:span></text:p>
      <text:p text:style-name="P10"><text:span text:style-name="T40">&lt;</text:span>id<text:span text:style-name="T40">&gt;</text:span><text:tab/>::=<text:tab/><text:span text:style-name="T51">&lt;letter-lc&gt;</text:span><text:span text:style-name="T52">+</text:span> <text:line-break/><text:span text:style-name="T58">% Identifiers have a maximum length of 48 characters. Using Prolog keywords as &lt;id&gt; may result in parse errors!</text:span></text:p>
      <text:p text:style-name="P10"><text:span text:style-name="T40">&lt;</text:span>indexname<text:span text:style-name="T40">&gt;</text:span><text:tab/>::=<text:tab/><text:span text:style-name="T40">&lt;</text:span><text:span text:style-name="T10">id</text:span><text:span text:style-name="T13">&gt;</text:span></text:p>
      <text:p text:style-name="P10"><text:span text:style-name="T40">&lt;</text:span>indextype<text:span text:style-name="T40">&gt;</text:span><text:tab/>::=<text:tab/><text:span text:style-name="T8">btree</text:span> | <text:span text:style-name="T8">rtree</text:span> | <text:span text:style-name="T8">hash</text:span> | …<text:line-break/><text:span text:style-name="Emphasis">% any name of a logical index type</text:span></text:p>
      <text:p text:style-name="P10"><text:span text:style-name="T40">&lt;</text:span>index-clause<text:span text:style-name="T40">&gt;</text:span><text:tab/>::=<text:tab/><text:span text:style-name="T40">&lt;</text:span>attrname<text:span text:style-name="T40">&gt;</text:span> | <text:span text:style-name="T40">&lt;</text:span>attrname<text:span text:style-name="T40">&gt;</text:span> <text:span text:style-name="T8">indextype</text:span><text:span text:style-name="T10"> </text:span><text:span text:style-name="T13">&lt;</text:span><text:span text:style-name="T10">indextype</text:span><text:span text:style-name="T13">&gt;</text:span></text:p>
      <text:p text:style-name="P10"><text:span text:style-name="T40">&lt;</text:span>insert-query<text:span text:style-name="T40">&gt;</text:span><text:tab/>::=<text:tab/><text:span text:style-name="T8">insert into</text:span> <text:span text:style-name="T40">&lt;</text:span>rel<text:span text:style-name="T40">&gt;</text:span> <text:span text:style-name="T8">values</text:span> <text:span text:style-name="T40">&lt;</text:span>value-list<text:span text:style-name="T40">&gt;</text:span> | <text:span text:style-name="T8">insert into</text:span> <text:span text:style-name="T40">&lt;</text:span>rel<text:span text:style-name="T40">&gt;</text:span> <text:span text:style-name="T40">&lt;</text:span>query<text:span text:style-name="T40">&gt;</text:span></text:p>
      <text:p text:style-name="P13"><text:span text:style-name="T51">&lt;int-const&gt;<text:tab/>::=<text:tab/>{</text:span><text:span text:style-name="Strong_20_Emphasis"><text:span text:style-name="T51">+</text:span></text:span><text:span text:style-name="T51"> | </text:span><text:span text:style-name="Strong_20_Emphasis"><text:span text:style-name="T51">-</text:span></text:span><text:span text:style-name="T51"> | </text:span><text:span text:style-name="Strong_20_Emphasis"><text:span text:style-name="T22">ε</text:span></text:span><text:span text:style-name="T51">} &lt;digit&gt;</text:span><text:span text:style-name="T52">+</text:span><text:span text:style-name="T51"> </text:span></text:p>
      <text:p text:style-name="P16"><text:span text:style-name="T55">&lt;letter-lc&gt;<text:tab/>::=<text:tab/></text:span><text:span text:style-name="Strong_20_Emphasis"><text:span text:style-name="T55">a</text:span></text:span><text:span text:style-name="T55"> | </text:span><text:span text:style-name="Strong_20_Emphasis"><text:span text:style-name="T55">b</text:span></text:span><text:span text:style-name="T55"> | </text:span><text:span text:style-name="Strong_20_Emphasis"><text:span text:style-name="T55">c</text:span></text:span><text:span text:style-name="T55"> | ... | </text:span><text:span text:style-name="Strong_20_Emphasis"><text:span text:style-name="T55">x</text:span></text:span><text:span text:style-name="T55"> | </text:span><text:span text:style-name="Strong_20_Emphasis"><text:span text:style-name="T55">y</text:span></text:span><text:span text:style-name="T55"> | </text:span><text:span text:style-name="Strong_20_Emphasis"><text:span text:style-name="T55">z</text:span></text:span></text:p>
      <text:p text:style-name="P16"><text:span text:style-name="T40">&lt;</text:span>mquery<text:span text:style-name="T40">&gt;</text:span><text:tab/>::=<text:tab/><text:span text:style-name="T40">&lt;</text:span>query<text:span text:style-name="T40">&gt;</text:span> <text:line-break/>| <text:span text:style-name="T40">&lt;</text:span>insert-query<text:span text:style-name="T40">&gt;</text:span> <text:line-break/>| <text:span text:style-name="T40">&lt;</text:span>delete-query<text:span text:style-name="T40">&gt;</text:span> <text:line-break/>| <text:span text:style-name="T40">&lt;</text:span>update-query<text:span text:style-name="T40">&gt;</text:span> <text:line-break/>| <text:span text:style-name="T40">&lt;</text:span>create-query<text:span text:style-name="T40">&gt;</text:span> <text:line-break/>| <text:span text:style-name="T40">&lt;</text:span><text:span text:style-name="T23">drop-query</text:span><text:span text:style-name="T24">&gt;</text:span><text:line-break/>| <text:span text:style-name="Strong_20_Emphasis">union</text:span> <text:span text:style-name="Strong_20_Emphasis">[</text:span> <text:span text:style-name="T40">&lt;</text:span>query-list<text:span text:style-name="T40">&gt; </text:span><text:span text:style-name="Strong_20_Emphasis"><text:span text:style-name="T23">]</text:span></text:span><text:span text:style-name="T23"> </text:span><text:line-break/>| <text:span text:style-name="Strong_20_Emphasis">intersection</text:span> <text:span text:style-name="Strong_20_Emphasis">[</text:span> <text:span text:style-name="T40">&lt;</text:span>query-list<text:span text:style-name="T40">&gt; </text:span><text:span text:style-name="Strong_20_Emphasis"><text:span text:style-name="T23">]</text:span></text:span></text:p>
      <text:p text:style-name="P10"><text:span text:style-name="T40">&lt;</text:span>newname<text:span text:style-name="T40">&gt;</text:span><text:tab/>::=<text:tab/><text:span text:style-name="T40">&lt;</text:span>id<text:span text:style-name="T40">&gt;</text:span><text:line-break/><text:span text:style-name="Emphasis">% where </text:span><text:span text:style-name="T40">&lt;</text:span>id<text:span text:style-name="T40">&gt;</text:span><text:span text:style-name="Emphasis"> is not already defined within the database or the current query</text:span></text:p>
      <text:p text:style-name="P10"><text:soft-page-break/><text:span text:style-name="T40">&lt;</text:span>orderattr<text:span text:style-name="T40">&gt;</text:span><text:tab/>::=<text:tab/><text:span text:style-name="T40">&lt;</text:span>attrname<text:span text:style-name="T40">&gt;</text:span> | <text:span text:style-name="T40">&lt;</text:span>attrname<text:span text:style-name="T40">&gt;</text:span> <text:span text:style-name="Strong_20_Emphasis">asc</text:span> | <text:span text:style-name="T40">&lt;</text:span>attrname<text:span text:style-name="T40">&gt;</text:span> <text:span text:style-name="Strong_20_Emphasis">desc</text:span><text:span text:style-name="Strong_20_Emphasis"><text:span text:style-name="T10"> <text:line-break/>| </text:span></text:span><text:span text:style-name="Strong_20_Emphasis"><text:span text:style-name="T8">distance(</text:span></text:span> <text:span text:style-name="T13">&lt;</text:span><text:span text:style-name="Strong_20_Emphasis"><text:span text:style-name="T10">id</text:span></text:span><text:span text:style-name="Strong_20_Emphasis"><text:span text:style-name="T13">&gt;</text:span></text:span><text:span text:style-name="Strong_20_Emphasis"><text:span text:style-name="T10">, </text:span></text:span><text:span text:style-name="Strong_20_Emphasis"><text:span text:style-name="T13">&lt;</text:span></text:span><text:span text:style-name="Strong_20_Emphasis"><text:span text:style-name="T10">id</text:span></text:span><text:span text:style-name="Strong_20_Emphasis"><text:span text:style-name="T13">&gt; </text:span></text:span><text:span text:style-name="Strong_20_Emphasis"><text:span text:style-name="T8">)</text:span></text:span></text:p>
      <text:p text:style-name="P10"><text:span text:style-name="T40">&lt;</text:span>orderattr-list<text:span text:style-name="T40">&gt;</text:span><text:tab/>::=<text:tab/><text:span text:style-name="T40">&lt;</text:span>orderattr<text:span text:style-name="T40">&gt;</text:span> | <text:span text:style-name="T40">&lt;</text:span>orderattr<text:span text:style-name="T40">&gt; </text:span><text:span text:style-name="Strong_20_Emphasis">,</text:span> <text:span text:style-name="T40">&lt;</text:span>orderattr-list<text:span text:style-name="T40">&gt;</text:span></text:p>
      <text:p text:style-name="P10"><text:span text:style-name="T40">&lt;</text:span>orderby-clause<text:span text:style-name="T40">&gt;</text:span><text:tab/>::=<text:tab/><text:span text:style-name="Strong_20_Emphasis">orderby</text:span> <text:span text:style-name="Strong_20_Emphasis">[</text:span> <text:span text:style-name="T40">&lt;</text:span>orderattr-list<text:span text:style-name="T40">&gt; </text:span><text:span text:style-name="Strong_20_Emphasis">]</text:span> <text:span text:style-name="Emphasis">| </text:span><text:span text:style-name="Strong_20_Emphasis">orderby</text:span> <text:span text:style-name="T40">&lt;</text:span>orderattr<text:span text:style-name="T40">&gt;</text:span> | <text:span text:style-name="Strong_20_Emphasis"><text:span text:style-name="T20">ε</text:span></text:span></text:p>
      <text:p text:style-name="P18"><text:span text:style-name="T40">&lt;</text:span>pred<text:span text:style-name="T40">&gt;</text:span><text:tab/>::=<text:tab/><text:span text:style-name="T40">&lt;</text:span>attr<text:span text:style-name="Emphasis">-boolexpr</text:span><text:span text:style-name="T40">&gt;</text:span> <text:span text:style-name="Emphasis">| </text:span><text:span text:style-name="Emphasis"><text:span text:style-name="T40">&lt;</text:span></text:span><text:span text:style-name="T29">subquerypred</text:span><text:span text:style-name="T40">&gt;</text:span><text:span text:style-name="T29"><text:note text:id="ftn1" text:note-class="footnote"><text:note-citation>1</text:note-citation><text:note-body><text:p text:style-name="P1"><text:span text:style-name="T39">Alternative </text:span><text:span text:style-name="T61">&lt;</text:span><text:span text:style-name="T39">subquerypred</text:span><text:span text:style-name="T61">&gt;</text:span><text:span text:style-name="T39"> </text:span><text:span text:style-name="T38">requires activation of </text:span><text:span text:style-name="Source_20_Text"><text:span text:style-name="T38">optimizerOption(subqueries)</text:span></text:span><text:span text:style-name="T38">.</text:span></text:p></text:note-body></text:note></text:span></text:p>
      <text:p text:style-name="P10"><text:span text:style-name="T40">&lt;</text:span>pred-list<text:span text:style-name="T40">&gt;</text:span><text:tab/>::=<text:tab/><text:span text:style-name="T40">&lt;</text:span>pred<text:span text:style-name="T40">&gt;</text:span> | <text:span text:style-name="T40">&lt;</text:span>pred<text:span text:style-name="T40">&gt; </text:span><text:span text:style-name="Strong_20_Emphasis">,</text:span> <text:span text:style-name="T40">&lt;</text:span>pred-list<text:span text:style-name="T40">&gt;</text:span></text:p>
      <text:p text:style-name="P10"><text:span text:style-name="T40">&lt;</text:span>query<text:span text:style-name="T40">&gt;</text:span><text:tab/>::=<text:tab/><text:span text:style-name="Strong_20_Emphasis">select</text:span> <text:span text:style-name="T40">&lt;</text:span>distinct-clause<text:span text:style-name="T40">&gt;</text:span> <text:span text:style-name="T40">&lt;</text:span>sel-clause<text:span text:style-name="T40">&gt;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 <text:span text:style-name="T40">&lt;</text:span>orderby-clause<text:span text:style-name="T40">&gt;</text:span> <text:span text:style-name="T40">&lt;</text:span>first-clause<text:span text:style-name="T40">&gt;</text:span> <text:line-break/>| <text:span text:style-name="Strong_20_Emphasis">select</text:span> <text:span text:style-name="T40">&lt;</text:span>aggr-clause<text:span text:style-name="T40">&gt;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 <text:span text:style-name="T40">&lt;</text:span>groupby-clause<text:span text:style-name="T40">&gt;</text:span> <text:span text:style-name="T40">&lt;</text:span>orderby-clause<text:span text:style-name="T40">&gt;</text:span> <text:span text:style-name="T40">&lt;</text:span>first-clause<text:span text:style-name="T40">&gt;</text:span> </text:p>
      <text:p text:style-name="P10"><text:span text:style-name="T40">&lt;</text:span>query-list<text:span text:style-name="T40">&gt;</text:span><text:tab/>::=<text:tab/><text:span text:style-name="T40">&lt;</text:span>query<text:span text:style-name="T40">&gt;</text:span> | <text:span text:style-name="T40">&lt;</text:span>query<text:span text:style-name="T40">&gt; </text:span><text:span text:style-name="Strong_20_Emphasis">,</text:span> <text:span text:style-name="T40">&lt;</text:span>query-list<text:span text:style-name="T40">&gt;</text:span></text:p>
      <text:p text:style-name="P13"><text:span text:style-name="T51">&lt;real-const&gt;<text:tab/>::=<text:tab/>{</text:span><text:span text:style-name="Strong_20_Emphasis"><text:span text:style-name="T51">+</text:span></text:span><text:span text:style-name="T51"> | </text:span><text:span text:style-name="Strong_20_Emphasis"><text:span text:style-name="T51">-</text:span></text:span><text:span text:style-name="T51"> | </text:span><text:span text:style-name="Strong_20_Emphasis"><text:span text:style-name="T22">ε</text:span></text:span><text:span text:style-name="T51">} &lt;digit&gt;</text:span><text:span text:style-name="T52">+</text:span><text:span text:style-name="T51"> </text:span><text:span text:style-name="Strong_20_Emphasis"><text:span text:style-name="T51">.</text:span></text:span><text:span text:style-name="T51"> &lt;digit&gt; <text:s/>{ </text:span><text:span text:style-name="Strong_20_Emphasis"><text:span text:style-name="T51">E</text:span></text:span><text:span text:style-name="T51"> {</text:span><text:span text:style-name="Strong_20_Emphasis"><text:span text:style-name="T51">+</text:span></text:span><text:span text:style-name="T51"> | </text:span><text:span text:style-name="Source_20_Text"><text:span text:style-name="T51">-</text:span></text:span><text:span text:style-name="T51"> | </text:span><text:span text:style-name="Strong_20_Emphasis"><text:span text:style-name="T22">ε</text:span></text:span><text:span text:style-name="T51">} &lt;digit&gt;</text:span><text:span text:style-name="T52">+</text:span><text:span text:style-name="T51"> | </text:span><text:span text:style-name="Strong_20_Emphasis"><text:span text:style-name="T22">ε</text:span></text:span><text:span text:style-name="T51">}</text:span></text:p>
      <text:p text:style-name="P10"><text:span text:style-name="T40">&lt;</text:span>rel<text:span text:style-name="T40">&gt;</text:span><text:tab/>::=<text:tab/><text:span text:style-name="T40">&lt;</text:span>relname<text:span text:style-name="T40">&gt;</text:span> | <text:span text:style-name="T40">&lt;</text:span>relname<text:span text:style-name="T40">&gt;</text:span> <text:span text:style-name="Strong_20_Emphasis">as</text:span> <text:span text:style-name="T40">&lt;</text:span>var<text:span text:style-name="T40">&gt;</text:span></text:p>
      <text:p text:style-name="P10"><text:span text:style-name="T40">&lt;</text:span>rel-clause<text:span text:style-name="T40">&gt;</text:span><text:tab/>::=<text:tab/><text:span text:style-name="T40">&lt;</text:span>rel<text:span text:style-name="T40">&gt;</text:span> |<text:span text:style-name="Strong_20_Emphasis"> [</text:span> <text:span text:style-name="T40">&lt;</text:span>rel-list<text:span text:style-name="T40">&gt; </text:span><text:span text:style-name="Strong_20_Emphasis">]</text:span></text:p>
      <text:p text:style-name="P10"><text:span text:style-name="T40">&lt;</text:span>rel-list<text:span text:style-name="T40">&gt;</text:span><text:tab/>::=<text:tab/><text:span text:style-name="T40">&lt;</text:span>rel<text:span text:style-name="T40">&gt;</text:span> | <text:span text:style-name="T40">&lt;</text:span>rel<text:span text:style-name="T40">&gt; </text:span><text:span text:style-name="Strong_20_Emphasis">,</text:span> <text:span text:style-name="T40">&lt;</text:span>rel-list<text:span text:style-name="T40">&gt;</text:span></text:p>
      <text:p text:style-name="P10"><text:span text:style-name="T40">&lt;</text:span>relname<text:span text:style-name="T40">&gt;</text:span><text:tab/>::=<text:tab/><text:span text:style-name="T40">&lt;</text:span>id<text:span text:style-name="T40">&gt;</text:span></text:p>
      <text:p text:style-name="P10"><text:span text:style-name="T40">&lt;</text:span>result<text:span text:style-name="T40">&gt;</text:span><text:tab/>::=<text:tab/><text:span text:style-name="T40">&lt;</text:span>attr<text:span text:style-name="T40">&gt;</text:span> | <text:span text:style-name="T40">&lt;</text:span>attr-expr<text:span text:style-name="T40">&gt;</text:span> <text:span text:style-name="Strong_20_Emphasis">as</text:span> <text:span text:style-name="T40">&lt;</text:span>newname<text:span text:style-name="T40">&gt;</text:span></text:p>
      <text:p text:style-name="P10"><text:span text:style-name="T40">&lt;</text:span>result-list<text:span text:style-name="T40">&gt;</text:span><text:tab/>::=<text:tab/><text:span text:style-name="T40">&lt;</text:span>result<text:span text:style-name="T40">&gt;</text:span> | <text:span text:style-name="T40">&lt;</text:span>result<text:span text:style-name="T40">&gt; </text:span><text:span text:style-name="Strong_20_Emphasis">,</text:span> <text:span text:style-name="T40">&lt;</text:span>result-list<text:span text:style-name="T40">&gt;</text:span></text:p>
      <text:p text:style-name="P10"><text:span text:style-name="T40">&lt;</text:span>secondo-rest-query<text:span text:style-name="T40">&gt;<text:tab/></text:span>::=<text:tab/><text:span text:style-name="Strong_20_Emphasis">'</text:span> <text:span text:style-name="T40">&lt;</text:span>text<text:span text:style-name="T40">&gt;</text:span> <text:span text:style-name="Strong_20_Emphasis">'</text:span></text:p>
      <text:p text:style-name="P19"><text:span text:style-name="T43">&lt;sel-clause&gt;<text:tab/>::</text:span><text:span text:style-name="T46">=</text:span><text:span text:style-name="T43"><text:tab/>&lt;sel-clause2&gt; | </text:span><text:span text:style-name="Strong_20_Emphasis"><text:span text:style-name="T43">nonempty</text:span></text:span><text:span text:style-name="T43"> &lt;sel-clause2&gt;</text:span><text:span text:style-name="T43"><text:note text:id="ftn2" text:note-class="footnote"><text:note-citation>2</text:note-citation><text:note-body><text:p text:style-name="P2"><text:span text:style-name="T43">Using </text:span><text:span text:style-name="Strong_20_Emphasis"><text:span text:style-name="T43">nonempty</text:span></text:span><text:span text:style-name="T43"> requires optimizerOption(rewriteNonempty) to be active.</text:span></text:p></text:note-body></text:note></text:span></text:p>
      <text:p text:style-name="P10"><text:span text:style-name="T40">&lt;</text:span>sel-clause<text:span text:style-name="T43">2</text:span><text:span text:style-name="T40">&gt;</text:span><text:tab/>::=<text:tab/><text:span text:style-name="Strong_20_Emphasis">*</text:span> <text:line-break/>| <text:span text:style-name="T40">&lt;</text:span>result<text:span text:style-name="T40">&gt;</text:span> | <text:span text:style-name="Strong_20_Emphasis">[</text:span> <text:span text:style-name="T40">&lt;</text:span>result-list<text:span text:style-name="T40">&gt; </text:span><text:span text:style-name="Strong_20_Emphasis">] </text:span><text:line-break/>| <text:span text:style-name="Strong_20_Emphasis">count(</text:span><text:span text:style-name="T40"> &lt;</text:span>distinct-clause<text:span text:style-name="T40">&gt;</text:span> <text:span text:style-name="Strong_20_Emphasis">*)</text:span> <text:line-break/>| <text:span text:style-name="T40">&lt;</text:span>aggrop<text:span text:style-name="T40">&gt; </text:span><text:span text:style-name="Strong_20_Emphasis">(</text:span> <text:span text:style-name="T40">&lt;</text:span>ext-attr-expr<text:span text:style-name="T40">&gt; </text:span><text:span text:style-name="Strong_20_Emphasis">)</text:span> <text:line-break/>| <text:span text:style-name="Strong_20_Emphasis">aggregate(</text:span> <text:span text:style-name="T40">&lt;</text:span>ext-attr-expr<text:span text:style-name="T40">&gt; </text:span><text:span text:style-name="Strong_20_Emphasis">,</text:span> <text:span text:style-name="T40">&lt;</text:span>aggrfun<text:span text:style-name="T40">&gt; </text:span><text:span text:style-name="Strong_20_Emphasis">,</text:span> <text:span text:style-name="T40">&lt;</text:span>datatype<text:span text:style-name="T40">&gt; </text:span><text:span text:style-name="Strong_20_Emphasis">,</text:span> <text:span text:style-name="T40">&lt;</text:span><text:span text:style-name="T51">const</text:span><text:span text:style-name="T40">&gt; </text:span><text:span text:style-name="Strong_20_Emphasis">)<text:line-break/></text:span><text:span text:style-name="Emphasis"><text:span text:style-name="T51">% the types of &lt;const&gt; and the parameter and result types of &lt;aggrfun&gt; must be equal to &lt;dattype&gt;.</text:span></text:span></text:p>
      <text:p text:style-name="P13"><text:span text:style-name="T51">&lt;string-const&gt;<text:tab/>::=<text:tab/></text:span><text:span text:style-name="Strong_20_Emphasis"><text:span text:style-name="T51">“</text:span></text:span><text:span text:style-name="T51"> &lt;char&gt;</text:span><text:span text:style-name="T52">*</text:span><text:span text:style-name="T51"> </text:span><text:span text:style-name="Strong_20_Emphasis"><text:span text:style-name="T51">”</text:span></text:span></text:p>
      <text:p text:style-name="P20"><text:span text:style-name="T40">&lt;</text:span>s<text:span text:style-name="T29">ubquerypred</text:span><text:span text:style-name="T40">&gt;</text:span><text:tab/>::=<text:tab/><text:span text:style-name="T42">&lt;</text:span><text:span text:style-name="T29">attr</text:span><text:span text:style-name="T32">-</text:span><text:span text:style-name="Emphasis"><text:span text:style-name="T32">expr</text:span></text:span><text:span text:style-name="T40">&gt;</text:span><text:span text:style-name="T29"> </text:span><text:span text:style-name="Strong_20_Emphasis"><text:span text:style-name="T29">in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42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line-break/>| <text:span text:style-name="T40">&lt;</text:span><text:span text:style-name="T29">attr</text:span><text:span text:style-name="T32">-</text:span><text:span text:style-name="Emphasis"><text:span text:style-name="T32">expr</text:span></text:span><text:span text:style-name="Emphasis"><text:span text:style-name="T40">&gt;</text:span></text:span><text:span text:style-name="T29"> </text:span><text:span text:style-name="Strong_20_Emphasis"><text:span text:style-name="T29">not in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42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Strong_20_Emphasis"> </text:span><text:line-break/>| <text:span text:style-name="Strong_20_Emphasis"><text:span text:style-name="T29">exists (</text:span></text:span><text:span text:style-name="T29"> </text:span><text:span text:style-name="T40">&lt;</text:span><text:span text:style-name="T29">query</text:span><text:span text:style-name="T40">&gt;</text:span><text:span text:style-name="T29"> </text:span><text:span text:style-name="Strong_20_Emphasis"><text:span text:style-name="T29">) </text:span></text:span><text:s/><text:line-break/>| <text:span text:style-name="Strong_20_Emphasis"><text:span text:style-name="T29">not</text:span></text:span><text:span text:style-name="T29"> </text:span><text:span text:style-name="Strong_20_Emphasis"><text:span text:style-name="T29">exists (</text:span></text:span><text:span text:style-name="T29"> </text:span><text:span text:style-name="T40">&lt;</text:span><text:span text:style-name="T29">query</text:span><text:span text:style-name="T40">&gt;</text:span><text:span text:style-name="T29"> </text:span><text:span text:style-name="Strong_20_Emphasis"><text:span text:style-name="T29">) </text:span></text:span><text:s/><text:line-break/>| 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29">any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text:line-break/>| </text:span>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34">some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text:line-break/>| </text:span>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29">a</text:span></text:span><text:span text:style-name="Strong_20_Emphasis"><text:span text:style-name="T30">ll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/text:span></text:p>
      <text:p text:style-name="P21"><text:span text:style-name="T40">&lt;</text:span><text:span text:style-name="T34">table-</text:span><text:span text:style-name="T30">subquery</text:span><text:span text:style-name="T40">&gt;</text:span><text:span text:style-name="T30"><text:tab/>::</text:span><text:span text:style-name="T46">=</text:span><text:span text:style-name="T30"><text:tab/></text:span><text:span text:style-name="Emphasis"><text:span text:style-name="T30">% any nested </text:span></text:span><text:span text:style-name="T41">&lt;</text:span><text:span text:style-name="T30">query</text:span><text:span text:style-name="T41">&gt;</text:span><text:span text:style-name="Emphasis"><text:span text:style-name="T30"> creating a single-column-table. The </text:span></text:span><text:span text:style-name="Emphasis"><text:span text:style-name="T37">subquery's </text:span></text:span><text:span text:style-name="T41">&lt;</text:span><text:span text:style-name="T37">where-clause</text:span><text:span text:style-name="T41">&gt;</text:span><text:span text:style-name="Emphasis"><text:span text:style-name="T37"> </text:span></text:span><text:span text:style-name="Emphasis"><text:span text:style-name="T30">may refer to attributes from the outer sql query </text:span></text:span><text:span text:style-name="Emphasis"><text:span text:style-name="T31">(forming a so-called correlated subquery)</text:span></text:span><text:span text:style-name="Emphasis"><text:span text:style-name="T30">.</text:span></text:span></text:p>
      <text:p text:style-name="P21"><text:span text:style-name="T40">&lt;</text:span>text<text:span text:style-name="T40">&gt;</text:span><text:tab/>::=<text:tab/><text:span text:style-name="Emphasis">% any sequence of characters, that completes the optimized query to a valid expression in Secondo executable language</text:span></text:p>
      <text:p text:style-name="P13"><text:span text:style-name="T51">&lt;text-const&gt;<text:tab/>::=<text:tab/></text:span><text:span text:style-name="T53">% TODO!</text:span></text:p>
      <text:p text:style-name="P10"><text:span text:style-name="T40">&lt;</text:span>transform<text:span text:style-name="T40">&gt;</text:span><text:tab/>::=<text:tab/><text:span text:style-name="T41">&lt;</text:span>attrname<text:span text:style-name="T41">&gt;</text:span><text:span text:style-name="T8"> </text:span><text:span text:style-name="Strong_20_Emphasis">=</text:span><text:span text:style-name="T10"> </text:span><text:span text:style-name="T14">&lt;</text:span><text:span text:style-name="T10">update-expression</text:span><text:span text:style-name="T14">&gt;</text:span></text:p>
      <text:p text:style-name="P10"><text:span text:style-name="T40">&lt;</text:span>transform-clause<text:span text:style-name="T40">&gt;</text:span><text:tab/>::=<text:tab/><text:span text:style-name="T41">&lt;</text:span>transform<text:span text:style-name="T41">&gt;</text:span> | <text:span text:style-name="Strong_20_Emphasis">[</text:span> <text:span text:style-name="T41">&lt;</text:span><text:span text:style-name="Strong_20_Emphasis"><text:span text:style-name="T10">transform</text:span></text:span>-list<text:span text:style-name="Strong_20_Emphasis">]</text:span></text:p>
      <text:p text:style-name="P10"><text:span text:style-name="T40">&lt;</text:span>transform-list<text:span text:style-name="T40">&gt;</text:span><text:tab/>::=<text:tab/><text:span text:style-name="T41">&lt;</text:span>transform<text:span text:style-name="T41">&gt;</text:span> |<text:span text:style-name="Strong_20_Emphasis"><text:span text:style-name="T10"> </text:span></text:span><text:span text:style-name="Strong_20_Emphasis"><text:span text:style-name="T14">&lt;</text:span></text:span><text:span text:style-name="Strong_20_Emphasis"><text:span text:style-name="T10">transform</text:span></text:span><text:span text:style-name="Strong_20_Emphasis"><text:span text:style-name="T14">&gt; </text:span></text:span><text:span text:style-name="Strong_20_Emphasis">,</text:span><text:span text:style-name="Strong_20_Emphasis"><text:span text:style-name="T10"> </text:span></text:span><text:span text:style-name="Strong_20_Emphasis"><text:span text:style-name="T14">&lt;</text:span></text:span><text:span text:style-name="Strong_20_Emphasis"><text:span text:style-name="T10">transform</text:span></text:span>-list<text:span text:style-name="T41">&gt;</text:span></text:p>
      <text:p text:style-name="P22"><text:span text:style-name="T40">&lt;</text:span>update-expression<text:span text:style-name="T40">&gt;</text:span><text:tab/>::=<text:tab/><text:span text:style-name="T51">&lt;const&gt; | &lt;const&gt;-expr <text:line-break/></text:span><text:span text:style-name="Emphasis">% a </text:span><text:span text:style-name="Emphasis"><text:span text:style-name="T50">constant </text:span></text:span><text:span text:style-name="Emphasis">value, or a </text:span><text:span text:style-name="Emphasis"><text:span text:style-name="T50">term </text:span></text:span><text:span text:style-name="Emphasis">calculating a value.</text:span></text:p>
      <text:p text:style-name="P10"><text:soft-page-break/><text:span text:style-name="T40">&lt;</text:span>update-query<text:span text:style-name="T40">&gt;</text:span><text:tab/>::=<text:tab/><text:span text:style-name="Strong_20_Emphasis">update</text:span> <text:span text:style-name="T41">&lt;</text:span><text:span text:style-name="Strong_20_Emphasis"><text:span text:style-name="T10">relname</text:span></text:span><text:span text:style-name="Strong_20_Emphasis"><text:span text:style-name="T14">&gt;</text:span></text:span> <text:span text:style-name="Strong_20_Emphasis">set</text:span> <text:span text:style-name="T41">&lt;</text:span>transform-clause<text:span text:style-name="T41">&gt;</text:span> <text:span text:style-name="T41">&lt;</text:span>where-clause<text:span text:style-name="T41">&gt;</text:span></text:p>
      <text:p text:style-name="P10"><text:span text:style-name="T40">&lt;</text:span>var<text:span text:style-name="T40">&gt;</text:span><text:tab/>::=<text:tab/><text:span text:style-name="T41">&lt;</text:span>id<text:span text:style-name="T41">&gt;</text:span></text:p>
      <text:p text:style-name="P10"><text:span text:style-name="T40">&lt;</text:span>value<text:span text:style-name="T40">&gt;</text:span><text:tab/>::=<text:tab/><text:span text:style-name="Emphasis">% a </text:span><text:span text:style-name="Emphasis"><text:span text:style-name="T44">valid </text:span></text:span><text:span text:style-name="Source_20_Text">integer</text:span><text:span text:style-name="Emphasis">, </text:span><text:span text:style-name="Source_20_Text">boolean</text:span><text:span text:style-name="Emphasis"> or </text:span><text:span text:style-name="Source_20_Text">string</text:span><text:span text:style-name="Emphasis"> value in </text:span><text:span text:style-name="Emphasis"><text:span text:style-name="T44">P</text:span></text:span><text:span text:style-name="Emphasis">rolog</text:span></text:p>
      <text:p text:style-name="P10"><text:span text:style-name="T40">&lt;</text:span>value-list<text:span text:style-name="T40">&gt;</text:span><text:tab/>::=<text:tab/><text:span text:style-name="T41">&lt;</text:span>value<text:span text:style-name="T41">&gt;</text:span> | <text:span text:style-name="T41">&lt;</text:span>value<text:span text:style-name="T41">&gt; </text:span><text:span text:style-name="Strong_20_Emphasis">,</text:span> <text:span text:style-name="T41">&lt;</text:span>value-list<text:span text:style-name="T41">&gt;</text:span></text:p>
      <text:p text:style-name="P10"><text:span text:style-name="T40">&lt;</text:span>where-clause<text:span text:style-name="T40">&gt;</text:span><text:tab/>::=<text:tab/><text:span text:style-name="Strong_20_Emphasis">where</text:span> <text:span text:style-name="Strong_20_Emphasis">[</text:span> <text:span text:style-name="T41">&lt;</text:span>pred-list<text:span text:style-name="T41">&gt; </text:span><text:span text:style-name="Strong_20_Emphasis">]</text:span><text:span text:style-name="Emphasis"> </text:span>| <text:span text:style-name="Strong_20_Emphasis">where</text:span> <text:span text:style-name="T41">&lt;</text:span>pred<text:span text:style-name="T41">&gt;</text:span> | <text:span text:style-name="Strong_20_Emphasis"><text:span text:style-name="T20">ε</text:span></text:span></text:p>
      <text:h text:style-name="P24" text:outline-level="1">Notes</text:h>
      <text:p text:style-name="P3"><text:span text:style-name="T41">&lt;</text:span><text:span text:style-name="T27">N-</text:span><text:span text:style-name="Emphasis"><text:span text:style-name="T27">expr</text:span></text:span><text:span text:style-name="Emphasis"><text:span text:style-name="T40">&gt;</text:span></text:span><text:span text:style-name="Emphasis"><text:span text:style-name="T27"> </text:span></text:span><text:span text:style-name="T27">means any expression </text:span><text:span text:style-name="T35">formed by operators, constants </text:span><text:span text:style-name="T51">(&lt;const&gt;</text:span><text:span text:style-name="T35">, and </text:span><text:span text:style-name="T27">N</text:span><text:span text:style-name="T35">-elements.</text:span><text:span text:style-name="T27"> </text:span></text:p>
      <text:p text:style-name="P5"><text:span text:style-name="Emphasis"><text:span text:style-name="T41">&lt;</text:span></text:span><text:span text:style-name="T47">N-</text:span><text:span text:style-name="Emphasis"><text:span text:style-name="T28">boolexpr</text:span></text:span><text:span text:style-name="Emphasis"><text:span text:style-name="T40">&gt;</text:span></text:span><text:span text:style-name="T28"> means </text:span><text:span text:style-name="T36">any expression </text:span><text:span text:style-name="T35">formed by operators, constants, and </text:span><text:span text:style-name="T27">N</text:span><text:span text:style-name="T35">-elements. </text:span><text:span text:style-name="T36">returning a value of type </text:span><text:span text:style-name="Source_20_Text"><text:span text:style-name="T36">bool</text:span></text:span><text:span text:style-name="T36">.</text:span></text:p>
      <text:p text:style-name="P4"><text:span text:style-name="Strong_20_Emphasis"><text:span text:style-name="T21">ε </text:span></text:span><text:span text:style-name="T21">m</text:span><text:span text:style-name="T45">eans the empty word (</text:span><text:span text:style-name="T48">i.e. </text:span><text:span text:style-name="T45">the </text:span><text:span text:style-name="T49">defined </text:span><text:span text:style-name="T45">element may be omitted).</text:span></text:p>
      <text:p text:style-name="P4"><text:span text:style-name="T45">Terminal symbols are printed in </text:span><text:span text:style-name="Strong_20_Emphasis"><text:span text:style-name="T45">bold face</text:span></text:span><text:span text:style-name="T45"> font.</text:span></text:p>
      <text:p text:style-name="P7">Alternatives are separated by the vertical bar “ | ”.</text:p>
      <text:h text:style-name="P25" text:outline-level="1">Unconsidered Query Language Elements</text:h>
      <text:p text:style-name="Text_20_body">The grammar given above does still not consider the following extensions to the Secondo Optimzer:</text:p>
      <text:list xml:id="list896203046" text:style-name="L1">
        <text:list-item>
          <text:p text:style-name="P8"><text:span text:style-name="Strong_20_Emphasis">macros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Andale Mono" svg:font-family="'Andale Mono'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Drop_20_Caps" style:display-name="Drop Cap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file-name text:display="name-and-extension">Optimizer-Syntax.odt</text:file-name> <text:date style:data-style-name="N37" text:date-value="2011-02-28T12:44:39.99">02/28/11</text:date><text:tab/><text:tab/><text:page-number text:select-page="current">4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7-07-25T10:49:51</meta:creation-date>
    <dc:creator>Christian Düntgen</dc:creator>
    <dc:date>2011-02-28T12:44:40</dc:date>
    <meta:print-date>2011-02-28T12:35:11</meta:print-date>
    <dc:language>de-DE</dc:language>
    <meta:editing-cycles>85</meta:editing-cycles>
    <meta:editing-duration>PT24H04M13S</meta:editing-duration>
    <meta:printed-by>Christian Düntgen</meta:printed-by>
    <meta:document-statistic meta:table-count="0" meta:image-count="0" meta:object-count="0" meta:page-count="4" meta:paragraph-count="85" meta:word-count="1158" meta:character-count="7531"/>
    <meta:user-defined meta:name="Info 1"/>
    <meta:user-defined meta:name="Info 2"/>
    <meta:user-defined meta:name="Info 3"/>
    <meta:user-defined meta:name="Info 4"/>
  </office:meta>
</office:document-meta>
</file>